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386000002465AEF56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136.53mm"/>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Darktable_20_text">
      <style:text-properties fo:font-size="11pt"/>
    </style:style>
    <style:style style:name="P5" style:family="paragraph" style:parent-style-name="Table_20_Contents">
      <style:text-properties fo:font-size="11pt"/>
    </style:style>
    <style:style style:name="P6" style:family="paragraph" style:parent-style-name="Table_20_Contents">
      <style:text-properties fo:font-size="11pt" fo:font-style="normal" style:font-style-asian="normal" style:font-style-complex="normal"/>
    </style:style>
    <style:style style:name="P7" style:family="paragraph" style:parent-style-name="Darktable_20_caption">
      <style:paragraph-properties text:number-lines="false" text:line-number="0"/>
    </style:style>
    <style:style style:name="P8" style:family="paragraph" style:parent-style-name="Table_20_Heading">
      <style:text-properties fo:font-size="11pt"/>
    </style:style>
    <style:style style:name="P9" style:family="paragraph" style:parent-style-name="Darktable_20_heading_20_2">
      <style:text-properties fo:font-style="normal" style:font-style-asian="normal" style:font-style-complex="normal"/>
    </style:style>
    <style:style style:name="P10" style:family="paragraph" style:parent-style-name="Darktable_20_text" style:master-page-name="">
      <style:paragraph-properties fo:margin-left="0mm" fo:margin-right="0mm" fo:margin-top="0mm" fo:margin-bottom="2.12mm" fo:text-indent="0mm" style:auto-text-indent="false" style:page-number="auto"/>
    </style:style>
    <style:style style:name="P11" style:family="paragraph" style:parent-style-name="Darktable_20_heading_20_3">
      <style:paragraph-properties fo:break-before="column"/>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T7" style:family="text">
      <style:text-properties fo:font-size="11pt"/>
    </style:style>
    <style:style style:name="fr1"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t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1" draw:name="Frame1" text:anchor-type="paragraph" svg:x="0.04mm" svg:y="1.59mm" svg:width="170mm" draw:z-index="14"><draw:text-box fo:min-height="95.57mm"><text:p text:style-name="Darktable_20_caption"><draw:frame draw:style-name="fr13" draw:name="graphics1" text:anchor-type="paragraph" svg:x="0.04mm" svg:y="0.02mm" svg:width="170mm" style:rel-width="100%" svg:height="95.57mm" style:rel-height="scale" draw:z-index="15"><draw:image xlink:href="../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2">The first thing to do to after launching darktable for the first time, is to import some RAW photo files (a film roll) and star to develop our digital negatives.</text:p>
      <table:table table:name="Table3" table:style-name="Table3">
        <table:table-column table:style-name="Table3.A"/>
        <table:table-column table:style-name="Table3.B"/>
        <table:table-row>
          <table:table-cell table:style-name="Table3.A1" office:value-type="string">
            <text:p text:style-name="P5"><draw:frame draw:style-name="fr14" draw:name="graphics23" text:anchor-type="char" svg:width="6.77mm" svg:height="6.77mm" draw:z-index="12"><draw:image xlink:href="Pictures/100002010000008000000080D45F7F9D.png" xlink:type="simple" xlink:show="embed" xlink:actuate="onLoad"/></draw:frame> </text:p>
          </table:table-cell>
          <table:table-cell table:style-name="Table3.B1" office:value-type="string">
            <text:p text:style-name="P5">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81.02mm" draw:z-index="17"><draw:text-box fo:min-height="47.03mm"><text:p text:style-name="Darktable_20_caption"><draw:frame draw:style-name="fr15" draw:name="graphics2" text:anchor-type="paragraph" svg:y="1.32mm" svg:width="80.01mm" svg:height="40.01mm" draw:z-index="18"><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3" draw:name="Frame6" text:anchor-type="paragraph" svg:y="1.15mm" svg:width="170mm" draw:z-index="16"><draw:text-box fo:min-height="95.57mm"><text:p text:style-name="Darktable_20_caption"><draw:frame draw:style-name="fr16" draw:name="graphics3" text:anchor-type="paragraph" svg:width="170mm" svg:height="109.5mm" draw:z-index="28"><draw:image xlink:href="../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5"><draw:frame draw:style-name="fr14" draw:name="graphics5" text:anchor-type="char" svg:width="6.77mm" svg:height="6.77mm" draw:z-index="29"><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4" draw:name="Frame7" text:anchor-type="paragraph" svg:y="13.41mm" svg:width="88.46mm" draw:z-index="22"><draw:text-box fo:min-height="61.72mm"><text:p text:style-name="P7"><draw:frame draw:style-name="fr17" draw:name="graphics7" text:anchor-type="paragraph" svg:y="2.05mm" svg:width="75mm" svg:height="54.4mm" draw:z-index="23"><draw:image xlink:href="../images/ui_image_information_dialog.png" xlink:type="simple" xlink:show="embed" xlink:actuate="onLoad"/></draw:frame>Figure <text:sequence text:ref-name="refFigure3" text:name="Figure" text:formula="ooow:Figure+1" style:num-format="1">4</text:sequence>: i<text:span text:style-name="T6">mage</text:span> information dialog</text:p></draw:text-box></draw:frame>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3">Figure 4</text:sequence-ref></text:span><text:span text:style-name="T4">).</text:span></text:p>
      <text:p text:style-name="Darktable_20_text"><text:span text:style-name="T4">Changes to a photo are applied in the darkroom mode. D</text:span>ouble clicking on the photo, darktable will switch to darkroom as illustrated in <text:sequence-ref text:reference-format="category-and-value" text:ref-name="refFigure4">Figure 5</text:sequence-ref>.</text:p>
      <text:p text:style-name="P10"><draw:frame draw:style-name="fr5" draw:name="Frame3" text:anchor-type="paragraph" svg:y="0.62mm" svg:width="170mm" draw:z-index="31"><draw:text-box fo:min-height="109.96mm"><text:p text:style-name="Darktable_20_caption"><draw:frame draw:style-name="fr18" draw:name="graphics4" text:anchor-type="paragraph" svg:x="1.71mm" svg:y="0mm" svg:width="166.81mm" style:rel-width="98%" svg:height="107.32mm" style:rel-height="scale" draw:z-index="32"><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7">Note that darktable has a set of predefined shortcuts for common tasks, described in Appendix A. Instead of double clicking on the image you can press the </text:span><text:span text:style-name="Darktable_20_emphasis"><text:span text:style-name="T7">e</text:span></text:span><text:span text:style-name="T7"> key to switch to the darkroom mode. </text:span></text:p>
      <text:h text:style-name="P11" text:outline-level="3">Darkroom mode</text:h>
      <text:p text:style-name="Darktable_20_text">Darkroom mode is covered in details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6" draw:name="Frame9" text:anchor-type="paragraph" svg:x="32.77mm" svg:y="2.03mm" svg:width="94.44mm" draw:z-index="0"><draw:text-box fo:min-height="10.92mm"><text:p text:style-name="P7"><draw:frame draw:style-name="fr13"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5" text:name="Figure" text:formula="ooow:Figure+1" style:num-format="1">6</text:sequence>: darkroom <text:span text:style-name="T6">filter</text:span> categories</text:p></draw:text-box></draw:frame></text:p>
      <text:p text:style-name="Darktable_20_text">These buttons represent the plug-in categories you can apply to your photos. Under the correct category, <text:span text:style-name="T3">crop and rotate </text:span><text:span text:style-name="T5">plu-in 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7" draw:name="Frame23" text:anchor-type="paragraph" svg:x="36.72mm" svg:y="0.49mm" svg:width="93.24mm" draw:z-index="33"><draw:text-box fo:min-height="82.67mm"><text:p text:style-name="P7"><draw:frame draw:style-name="fr19" draw:name="graphics24" text:anchor-type="paragraph" svg:x="6.63mm" svg:y="1.94mm" svg:width="79.99mm" svg:height="75.02mm" draw:z-index="34"><draw:image xlink:href="../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8" draw:name="Frame2" text:anchor-type="paragraph" svg:width="170mm" draw:z-index="24"><draw:text-box fo:min-height="109.5mm"><text:p text:style-name="Darktable_20_caption"><draw:frame draw:style-name="fr13" draw:name="graphics8" text:anchor-type="paragraph" svg:x="0.04mm" svg:y="0.02mm" svg:width="170mm" style:rel-width="100%" svg:height="109.5mm" style:rel-height="scale" draw:z-index="25"><draw:image xlink:href="../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9" text:outline-level="3"><text:soft-page-break/>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text:span> <text:span text:style-name="T5">f</text:span> <text:span text:style-name="T5">the crop and rotate panel, a list of guide style will be shown.</text:span> <text:span text:style-name="T5">Click on </text:span><text:span text:style-name="T3">rule of thirds</text:span><text:span text:style-name="T5">, a transparent box divided in nine parts will be overlaid on the image.</text:span> </text:p>
      <table:table table:name="Table5" table:style-name="Table5">
        <table:table-column table:style-name="Table5.A"/>
        <table:table-row>
          <table:table-cell table:style-name="Table5.A1" office:value-type="string">
            <text:p text:style-name="P8"><text:s text:c="2"/>The rule of thirds</text:p>
          </table:table-cell>
        </table:table-row>
        <table:table-row>
          <table:table-cell table:style-name="Table5.A2" office:value-type="string">
            <text:p text:style-name="P5"><draw:frame draw:style-name="fr20" draw:name="graphics15" text:anchor-type="paragraph" svg:x="0.48mm" svg:y="1.31mm" svg:width="37.62mm" svg:height="50.01mm" draw:z-index="30"><draw:image xlink:href="../images/thirds_rule_image.png" xlink:type="simple" xlink:show="embed" xlink:actuate="onLoad"/></draw:frame><draw:frame draw:style-name="fr21" draw:name="graphics25" text:anchor-type="paragraph" svg:x="128.68mm" svg:y="1.29mm" svg:width="37.61mm" svg:height="50.01mm" draw:z-index="2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6">For example, consider the image on the left: projecting an imaginary grid over the photo frame, which splits the frame in nine equal parts, you obtain something similar to the figure on the right.</text:p>
            <text:p text:style-name="P6">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3"><draw:frame draw:style-name="fr8" draw:name="Frame14" text:anchor-type="paragraph" svg:width="88.62mm" draw:z-index="2"><draw:text-box fo:min-height="113.75mm"><text:p text:style-name="Darktable_20_caption"><draw:frame draw:style-name="fr13" draw:name="graphics13" text:anchor-type="paragraph" svg:x="0mm" svg:y="0mm" svg:width="88.62mm" style:rel-width="100%" svg:height="113.81mm" style:rel-height="scale" draw:z-index="13"><draw:image xlink:href="../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9"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5"><draw:frame draw:style-name="fr14" draw:name="graphics11" text:anchor-type="char" svg:width="6.77mm" svg:height="6.77mm" draw:z-index="19"><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3"><draw:frame draw:style-name="fr9" draw:name="Frame15" text:anchor-type="paragraph" svg:width="170mm" draw:z-index="3"><draw:text-box fo:min-height="104.78mm"><text:p text:style-name="Darktable_20_caption"><draw:frame draw:style-name="fr13"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3"><text:s/></text:p>
      <text:p text:style-name="P3"/>
      <text:p text:style-name="P3"/>
      <text:p text:style-name="Darktable_20_text"><draw:frame draw:style-name="fr6" draw:name="Frame16" text:anchor-type="paragraph" svg:x="45.95mm" svg:y="1.09mm" svg:width="76.45mm" draw:z-index="5"><draw:text-box fo:min-height="59.78mm"><text:p text:style-name="Darktable_20_caption"><draw:frame draw:style-name="fr13"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9" draw:name="Frame17" text:anchor-type="paragraph" svg:width="170mm" draw:z-index="7"><draw:text-box fo:min-height="113.21mm"><text:p text:style-name="Darktable_20_caption"><draw:frame draw:style-name="fr13"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light gray border around the picture).</text:span></text:p>
      <text:p text:style-name="P3"><draw:frame draw:style-name="fr4" draw:name="Frame18" text:anchor-type="paragraph" svg:y="1.32mm" svg:width="155.58mm" draw:z-index="9"><draw:text-box fo:min-height="44.89mm"><text:p text:style-name="Darktable_20_caption"><draw:frame draw:style-name="fr15"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10" draw:name="Frame5" text:anchor-type="paragraph" svg:y="0.37mm" svg:width="79.09mm" draw:z-index="26"><draw:text-box fo:min-height="110.58mm"><text:p text:style-name="Darktable_20_caption"><draw:frame draw:style-name="fr13" draw:name="graphics20" text:anchor-type="paragraph" svg:x="0.04mm" svg:y="0.02mm" svg:width="79.09mm" style:rel-width="100%" svg:height="110.58mm" style:rel-height="scale" draw:z-index="27"><draw:image xlink:href="../images/ui_lighttable_export_tab.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based on the </text:span><text:span text:style-name="T3">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3">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text:span></text:p>
      <text:p text:style-name="P3"><draw:frame draw:style-name="fr11" draw:name="Frame20" text:anchor-type="paragraph" svg:x="14.23mm" svg:y="35.1mm" svg:width="141.53mm" draw:z-index="11"><draw:text-box fo:min-height="26.99mm"><text:p text:style-name="Darktable_20_caption"><draw:frame draw:style-name="fr16" draw:name="graphics14" text:anchor-type="paragraph" svg:width="141.53mm" svg:height="26.99mm" draw:z-index="20"><draw:image xlink:href="../images/ui_lighttable_export_message.png" xlink:type="simple" xlink:show="embed" xlink:actuate="onLoad"/></draw:frame>Figure <text:sequence text:ref-name="refFigure14" text:name="Figure" text:formula="ooow:Figure+1" style:num-format="1">15</text:sequence>: Image export finished</text:p></draw:text-box></draw:frame><draw:frame draw:style-name="fr12" draw:name="Frame8" text:anchor-type="paragraph" svg:x="83.03mm" svg:y="0.26mm" svg:width="86.4mm" svg:height="29.26mm" draw:z-index="35"><draw:text-box><text:p text:style-name="Frame_20_contents"/></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9H39M1S</meta:editing-duration>
    <meta:editing-cycles>102</meta:editing-cycles>
    <meta:generator>LibreOffice/3.3$Linux LibreOffice_project/330m19$Build-301</meta:generator>
    <dc:date>2011-08-07T14:12:49</dc:date>
    <dc:creator>Stefano Fornari</dc:creator>
    <meta:document-statistic meta:table-count="4" meta:image-count="20" meta:object-count="0" meta:page-count="9" meta:paragraph-count="71" meta:word-count="1499" meta:character-count="8424"/>
  </office:meta>
</office:document-meta>
</file>